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Bookman Old Style" svg:font-family="'Bookman Old Style'"/>
    <style:font-face style:name="Gill Sans MT" svg:font-family="'Gill Sans MT'"/>
    <style:font-face style:name="Consolas" svg:font-family="Consolas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545b78" draw:fill="solid" draw:fill-color="#727ca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727ca3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8cm" fo:padding-right="0.25cm" fo:wrap-option="wrap"/>
    </style:style>
    <style:style style:name="gr6" style:family="graphic" style:parent-style-name="standard">
      <style:graphic-properties draw:stroke="solid" svg:stroke-width="0.053cm" svg:stroke-color="#8e736a" draw:fill="solid" draw:fill-color="#e9e3e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53cm" svg:stroke-color="#8e736a" draw:fill="solid" draw:fill-color="#d2fcf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8e736a" draw:fill="solid" draw:fill-color="#f6f8e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727ca3" draw:marker-start="msArrowOpenEnd_20_5_20_26" draw:marker-start-width="0.245cm" draw:marker-start-center="false" draw:marker-end="msArrowOpenEnd_20_5_20_26" draw:marker-end-width="0.24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b050" draw:marker-end="msArrowOpenEnd_20_5_20_79" draw:marker-end-width="0.276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8e736a" draw:fill="solid" draw:fill-color="#f6f8e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solid" draw:fill-color="#e9e3e1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solid" draw:fill-color="#e9e3e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d8d8d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b050" draw:marker-start="msArrowOpenEnd_20_5_20_79" draw:marker-start-width="0.276cm" draw:marker-start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2.779cm" fo:padding-top="0.127cm" fo:padding-bottom="0.127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125cm" fo:padding-left="0.8cm" fo:padding-right="0.25cm" fo:wrap-option="wrap"/>
    </style:style>
    <style:style style:name="pr4" style:family="presentation" style:parent-style-name="Title_20_and_20_Content-notes">
      <style:graphic-properties draw:fill-color="#ffffff" fo:min-height="12.572cm"/>
    </style:style>
    <style:style style:name="pr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8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6.35cm" fo:margin-right="0cm" fo:margin-top="0cm" fo:margin-bottom="0cm" fo:line-height="100%" fo:text-align="end" fo:text-indent="-1.26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solid" draw:fill-color="#727ca3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style:paragraph-properties fo:margin-left="0cm" fo:margin-right="0cm" fo:margin-top="0cm" fo:margin-bottom="0cm" fo:line-height="12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2.483cm" fo:margin-right="0cm" fo:margin-top="0cm" fo:margin-bottom="0cm" fo:line-height="120%" fo:text-align="start" fo:text-indent="-2.48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3.25cm" fo:margin-right="0cm" fo:margin-top="0cm" fo:margin-bottom="0cm" fo:line-height="120%" fo:text-align="start" fo:text-indent="-3.24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1.005cm" fo:margin-right="0cm" fo:margin-top="0cm" fo:margin-bottom="0cm" fo:line-height="120%" fo:text-align="start" fo:text-indent="-1.00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-1.00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2pt" fo:hyphenate="false"/>
    </style:style>
    <style:style style:name="P22" style:family="paragraph">
      <loext:graphic-properties draw:fill="solid" draw:fill-color="#e9e3e1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d2fcfe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f6f8e4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d8d8de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cm" fo:margin-right="0cm" fo:margin-top="0cm" fo:margin-bottom="0cm" fo:line-height="120%" fo:text-align="start" fo:text-indent="-2.48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fo:font-variant="normal" fo:text-transform="none" fo:color="#8e736a" style:text-line-through-style="none" style:text-line-through-type="none" style:text-position="0% 100%" style:font-name="Consolas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464653" style:text-line-through-style="none" style:text-line-through-type="none" style:text-position="0% 100%" style:font-name="Bookman Old Sty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464653" style:text-line-through-style="none" style:text-line-through-type="none" style:text-position="0% 100%" style:font-name="Bookman Old Style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ill Sans MT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ill Sans MT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ill Sans MT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ill Sans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Consola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Gill Sans M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Gill Sans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e73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e73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4646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3.249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4646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custom-shape draw:name="TextBox 6" draw:style-name="gr1" draw:text-style-name="P3" draw:layer="layout" svg:width="22.719cm" svg:height="10.071cm" svg:x="2.381cm" svg:y="1.984cm">
          <text:p text:style-name="P1"><text:span text:style-name="T1">Redes de Computadores e Internet</text:span></text:p>
          <text:p text:style-name="P1"><text:span text:style-name="T1">2017/2018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Introdução ao Projecto:</text:span><text:span text:style-name="T3"><text:line-break/></text:span><text:span text:style-name="T3"> <text:s/></text:span><text:span text:style-name="T3"><text:tab/></text:span><text:span text:style-name="T3"><text:tab/></text:span></text:p>
          <text:p text:style-name="P1"><text:span text:style-name="T4"><text:tab/></text:span><text:span text:style-name="T4">“</text:span><text:span text:style-name="T4">RCI Service On a Ring”</text:span></text:p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custom-shape draw:name="Oval 1" draw:style-name="gr2" draw:text-style-name="P5" draw:layer="layout" svg:width="1.383cm" svg:height="1.303cm" svg:x="9.1cm" svg:y="13.125cm">
            <text:p text:style-name="P4"><text:span text:style-name="T6">1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" draw:style-name="gr2" draw:text-style-name="P5" draw:layer="layout" svg:width="1.383cm" svg:height="1.303cm" svg:x="13.7cm" svg:y="13.125cm">
            <text:p text:style-name="P4"><text:span text:style-name="T6">2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2" draw:text-style-name="P5" draw:layer="layout" svg:width="1.383cm" svg:height="1.303cm" svg:x="11.56cm" svg:y="15.956cm">
            <text:p text:style-name="P4"><text:span text:style-name="T6">3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5" draw:style-name="gr3" draw:text-style-name="P6" draw:layer="layout" svg:width="2.921cm" svg:height="0.001cm" svg:x="10.625cm" svg:y="13.7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7" draw:style-name="gr3" draw:text-style-name="P6" draw:layer="layout" svg:width="0.922cm" svg:height="1.53cm" svg:x="12.777cm" svg:y="14.3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18" draw:style-name="gr3" draw:text-style-name="P6" draw:layer="layout" svg:width="1.276cm" svg:height="1.399cm" svg:x="10.376cm" svg:y="14.445cm">
            <text:p/>
            <draw:enhanced-geometry draw:mirror-horizontal="true" draw:mirror-vertical="true" svg:viewBox="0 0 21600 21600" draw:type="mso-spt32" draw:enhanced-path="M 0 0 L 21600 21600 N"/>
          </draw:custom-shape>
        </draw:g>
        <presentation:notes draw:style-name="dp2">
          <draw:page-thumbnail draw:name="Slide Image Placeholder 1" draw:style-name="gr4" draw:layer="layout" svg:width="12.778cm" svg:height="9.586cm" svg:x="3.47cm" svg:y="3.55cm" draw:page-number="1" presentation:class="page"/>
          <draw:frame draw:name="Notes Placeholder 2" presentation:style-name="pr1" draw:text-style-name="P7" draw:layer="layout" svg:width="15.777cm" svg:height="11.182cm" svg:x="1.971cm" svg:y="13.666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545cm" svg:height="1.423cm" svg:x="11.17cm" svg:y="26.974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Cliente (reqserv)" draw:style-name="dp1" draw:master-page-name="Title_20_and_20_Content" presentation:presentation-page-layout-name="AL1T11">
        <draw:frame draw:name="Title 1" presentation:style-name="pr3" draw:text-style-name="P11" draw:layer="layout" svg:width="23.859cm" svg:height="1.785cm" svg:x="0.241cm" svg:y="0.538cm" presentation:class="title" presentation:user-transformed="true">
          <draw:text-box>
            <text:p text:style-name="P10"><text:span text:style-name="T8">Cliente (</text:span><text:span text:style-name="T9">reqserv</text:span><text:span text:style-name="T8">)</text:span></text:p>
          </draw:text-box>
        </draw:frame>
        <draw:custom-shape draw:name="Rectangle 7" draw:style-name="gr1" draw:text-style-name="P3" draw:layer="layout" svg:width="24.01cm" svg:height="13.959cm" svg:x="0.992cm" svg:y="2.441cm">
          <text:p text:style-name="P12"><text:span text:style-name="T10">Invocação de </text:span><text:span text:style-name="T11">reqserv</text:span><text:span text:style-name="T10">: <text:s text:c="2"/></text:span></text:p>
          <text:p text:style-name="P12"><text:span text:style-name="T12"/></text:p>
          <text:p text:style-name="P12"><text:span text:style-name="T13"><text:tab/></text:span><text:span text:style-name="T13"> </text:span><text:span text:style-name="T13">./</text:span><text:span text:style-name="T12">reqserv [-i csip] [-p cspt] </text:span></text:p>
          <text:p text:style-name="P12"><text:span text:style-name="T14"/></text:p>
          <text:p text:style-name="P13"><text:span text:style-name="T14">Em que:</text:span></text:p>
          <text:list text:style-name="L7">
            <text:list-item>
              <text:p text:style-name="P14"><text:span text:style-name="T13">csip </text:span><text:span text:style-name="T14">é o endereço IP do servidor central provido pelo corpo docente. Este argumento é opcional. Por omissão, a aplicação deve tomar o endereço IP da máquina </text:span><text:span text:style-name="T12">tejo.tecnico.ulisboa.pt</text:span><text:span text:style-name="T14">.</text:span></text:p>
            </text:list-item>
            <text:list-item>
              <text:p text:style-name="P14"><text:span text:style-name="T13">cspt </text:span><text:span text:style-name="T14">é o porto UDP do servidor central fornecido pelo corpo docente. Este argumento é opcional. Por omissão, </text:span><text:span text:style-name="T13">cspt </text:span><text:span text:style-name="T14">deve tomar o valor </text:span><text:span text:style-name="T12">59000</text:span><text:span text:style-name="T14">.</text:span></text:p>
            </text:list-item>
          </text:list>
          <text:p text:style-name="P15"><text:span text:style-name="T14"/></text:p>
          <text:p text:style-name="P15"><text:span text:style-name="T14">A aplicação </text:span><text:span text:style-name="T13">reqserv </text:span><text:span text:style-name="T14">compreende: (i) uma interface de utilizador; (ii) o protocolo de comunicação com o servidor central (UDP); e (iii) o protocolo de comunicação com os servidores que fornecem o serviço (UDP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iente (reqserv)" draw:style-name="dp1" draw:master-page-name="Title_20_and_20_Content" presentation:presentation-page-layout-name="AL1T11">
        <draw:frame draw:name="Title 1" presentation:style-name="pr3" draw:text-style-name="P11" draw:layer="layout" svg:width="22.859cm" svg:height="1.785cm" svg:x="0.241cm" svg:y="0.538cm" presentation:class="title" presentation:user-transformed="true">
          <draw:text-box>
            <text:p text:style-name="P10"><text:span text:style-name="T8">Cliente (</text:span><text:span text:style-name="T9">reqserv</text:span><text:span text:style-name="T8">)</text:span></text:p>
          </draw:text-box>
        </draw:frame>
        <draw:custom-shape draw:name="Rectangle 7" draw:style-name="gr1" draw:text-style-name="P3" draw:layer="layout" svg:width="24.01cm" svg:height="8.633cm" svg:x="0.992cm" svg:y="3.324cm">
          <text:p text:style-name="P1"><text:span text:style-name="T14">A interface de utilizador aceita os seguintes comandos: </text:span><text:span text:style-name="T14"><text:line-break/></text:span><text:span text:style-name="T14"/></text:p>
          <text:list text:style-name="L8">
            <text:list-item>
              <text:p text:style-name="P1"><text:span text:style-name="T12">request_service </text:span><text:span text:style-name="T13">x</text:span><text:span text:style-name="T12"> </text:span><text:span text:style-name="T14">(abreviatura </text:span><text:span text:style-name="T12">rs </text:span><text:span text:style-name="T13">x</text:span><text:span text:style-name="T14">)</text:span></text:p>
            </text:list-item>
          </text:list>
          <text:p text:style-name="P1"><text:span text:style-name="T14"><text:s text:c="5"/></text:span><text:span text:style-name="T14">Solicitação de um serviço </text:span><text:span text:style-name="T15">x</text:span><text:span text:style-name="T14">.</text:span></text:p>
          <text:p text:style-name="P1"><text:span text:style-name="T14"/></text:p>
          <text:list text:continue-numbering="true" text:style-name="L8">
            <text:list-item>
              <text:p text:style-name="P1"><text:span text:style-name="T12">terminate_service </text:span><text:span text:style-name="T14">(abreviatura </text:span><text:span text:style-name="T12">ts</text:span><text:span text:style-name="T14">)</text:span></text:p>
            </text:list-item>
          </text:list>
          <text:p text:style-name="P1"><text:span text:style-name="T12"><text:s text:c="5"/></text:span><text:span text:style-name="T14">Conclusão do serviço em curso.</text:span></text:p>
          <text:p text:style-name="P1"><text:span text:style-name="T14"/></text:p>
          <text:list text:continue-numbering="true" text:style-name="L8">
            <text:list-item>
              <text:p text:style-name="P1"><text:span text:style-name="T12">exit </text:span><text:span text:style-name="T14"><text:line-break/></text:span><text:span text:style-name="T14">Terminação da aplicação.</text:span><text:span text:style-name="T14"><text:line-break/></text:span><text:span text:style-name="T14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rvidor (service)" draw:style-name="dp1" draw:master-page-name="Title_20_and_20_Content" presentation:presentation-page-layout-name="AL1T11">
        <draw:frame draw:name="Title 1" presentation:style-name="pr3" draw:text-style-name="P11" draw:layer="layout" svg:width="22.859cm" svg:height="1.785cm" svg:x="0.241cm" svg:y="0.538cm" presentation:class="title" presentation:user-transformed="true">
          <draw:text-box>
            <text:p text:style-name="P10"><text:span text:style-name="T8">Servidor (</text:span><text:span text:style-name="T9">service</text:span><text:span text:style-name="T8">)</text:span></text:p>
          </draw:text-box>
        </draw:frame>
        <draw:custom-shape draw:name="Rectangle 7" draw:style-name="gr1" draw:text-style-name="P3" draw:layer="layout" svg:width="24.01cm" svg:height="16.478cm" svg:x="1.09cm" svg:y="2.441cm">
          <text:p text:style-name="P12"><text:span text:style-name="T10">Invocação de </text:span><text:span text:style-name="T11">service</text:span><text:span text:style-name="T10">: <text:s text:c="2"/></text:span></text:p>
          <text:p text:style-name="P12"><text:span text:style-name="T12"/></text:p>
          <text:p text:style-name="P12"><text:span text:style-name="T13"><text:tab/></text:span><text:span text:style-name="T13"> </text:span><text:span text:style-name="T13">./</text:span><text:span text:style-name="T12">service –n id –j ip -u upt –t tpt [-i csip] [-p cspt] </text:span></text:p>
          <text:p text:style-name="P13"><text:span text:style-name="T14">Em que:</text:span></text:p>
          <text:list text:style-name="L7">
            <text:list-item>
              <text:p text:style-name="P17"><text:span text:style-name="T13">id</text:span><text:span text:style-name="T15"> </text:span><text:span text:style-name="T14">é o identificador do servidor (inteiro positivo).</text:span></text:p>
            </text:list-item>
            <text:list-item>
              <text:p text:style-name="P17"><text:span text:style-name="T13">ip </text:span><text:span text:style-name="T14">é o endereço IP do servidor.</text:span></text:p>
            </text:list-item>
            <text:list-item>
              <text:p text:style-name="P17"><text:span text:style-name="T13">upt </text:span><text:span text:style-name="T14">é o porto UDP no qual o servidor atende pedidos dos clientes.</text:span></text:p>
            </text:list-item>
            <text:list-item>
              <text:p text:style-name="P17"><text:span text:style-name="T13">tpt </text:span><text:span text:style-name="T14">é o porto TCP no qual o servidor atende a pedidos de ligação vindos de outros servidores.</text:span></text:p>
            </text:list-item>
            <text:list-item>
              <text:p text:style-name="P17"><text:span text:style-name="T13">csip</text:span><text:span text:style-name="T14"> é o endereço IP do servidor central fornecido pelo corpo docente. Argumento opcional. Por omissão: endereço IP de </text:span><text:span text:style-name="T12">tejo.tecnico.ulisboa.pt</text:span><text:span text:style-name="T14">.</text:span></text:p>
            </text:list-item>
            <text:list-item>
              <text:p text:style-name="P17"><text:span text:style-name="T13">cspt </text:span><text:span text:style-name="T14">é o porto UDP do servidor central fornecido pelo corpo docente. Argumento opcional. Por omissão deve tomar o valor </text:span><text:span text:style-name="T12">59000</text:span><text:span text:style-name="T14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1">
        <draw:custom-shape draw:name="Rectangle 7" draw:style-name="gr1" draw:text-style-name="P3" draw:layer="layout" svg:width="24.01cm" svg:height="17.159cm" svg:x="1.099cm" svg:y="2.324cm">
          <text:p text:style-name="P15"><text:span text:style-name="T14">A aplicação </text:span><text:span text:style-name="T13">service </text:span><text:span text:style-name="T14">disponibiliza:</text:span></text:p>
          <text:list text:style-name="L8">
            <text:list-item>
              <text:p text:style-name="P14"><text:span text:style-name="T14">um servidor </text:span><text:span text:style-name="T12">UDP</text:span><text:span text:style-name="T14">, no porto </text:span><text:span text:style-name="T13">upt</text:span><text:span text:style-name="T14">, onde atende pedidos dos clientes.</text:span></text:p>
            </text:list-item>
            <text:list-item>
              <text:p text:style-name="P14"><text:span text:style-name="T14">um servidor </text:span><text:span text:style-name="T12">TCP</text:span><text:span text:style-name="T14"> , no porto </text:span><text:span text:style-name="T13">tpt</text:span><text:span text:style-name="T14">, onde atende a pedidos de outros servidores.</text:span></text:p>
            </text:list-item>
          </text:list>
          <text:p text:style-name="P18"><text:span text:style-name="T16"/></text:p>
          <text:p text:style-name="P18"><text:span text:style-name="T14">A aplicação </text:span><text:span text:style-name="T13">service </text:span><text:span text:style-name="T14">compreende: (i) interface de comando; (ii) protocolo de comunicação com o servidor central (UDP); (iii) protocolo de comunicação com os clientes(UDP); <text:s/>e (iv) protocolo de comunicação com os outros servidores (TCP).</text:span></text:p>
          <text:p text:style-name="P18"><text:span text:style-name="T16"/></text:p>
          <text:p text:style-name="P19"><text:span text:style-name="T14">A interface de comando aceita os comandos seguintes: </text:span></text:p>
          <text:list text:style-name="L9">
            <text:list-item>
              <text:p text:style-name="P20"><text:span text:style-name="T12">join </text:span><text:span text:style-name="T13">x</text:span><text:span text:style-name="T12"><text:line-break/></text:span><text:span text:style-name="T14">Incorporação do servidor no anel do serviço x. Por omissão, o servidor entra no anel disponível para o serviço.</text:span></text:p>
            </text:list-item>
            <text:list-item>
              <text:p text:style-name="P20"><text:span text:style-name="T12">show_state</text:span><text:span text:style-name="T12"><text:line-break/></text:span><text:span text:style-name="T14">Solicitação do estado do servidor: informação sobre a sua disponibilidade; informação sobre a disponibilidade do anel; identificador do seu sucessor.</text:span></text:p>
            </text:list-item>
            <text:list-item>
              <text:p text:style-name="P20"><text:span text:style-name="T12">leave</text:span><text:span text:style-name="T12"><text:line-break/></text:span><text:span text:style-name="T14">Saída do servidor do anel.</text:span></text:p>
            </text:list-item>
          </text:list>
          <text:list text:style-name="L8">
            <text:list-item>
              <text:p text:style-name="P20"><text:span text:style-name="T12">exit</text:span><text:span text:style-name="T13"> </text:span><text:span text:style-name="T15"><text:line-break/></text:span><text:span text:style-name="T14">Terminação do servidor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5" draw:text-style-name="P11" draw:layer="layout" svg:width="22.859cm" svg:height="1.785cm" svg:x="0.241cm" svg:y="0.538cm">
          <text:p text:style-name="P21"><text:span text:style-name="T8">Servidor (</text:span><text:span text:style-name="T9">service</text:span><text:span text:style-name="T8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1">
        <draw:g draw:name="Group 1">
          <draw:custom-shape draw:name="Rectangle 5" draw:style-name="gr6" draw:text-style-name="P22" draw:layer="layout" svg:width="5.601cm" svg:height="2.817cm" svg:x="11.4cm" svg:y="0.183cm">
            <text:p text:style-name="P1"><text:span text:style-name="T1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7" draw:text-style-name="P3" draw:layer="layout" svg:width="6.425cm" svg:height="1.181cm" svg:x="16.767cm" svg:y="-0.093cm">
            <text:p text:style-name="P1"><text:span text:style-name="T17">cs:</text:span><text:span text:style-name="T17"><text:line-break/></text:span><text:span text:style-name="T18">(UDP)</text:span><text:span text:style-name="T19">tejo(192.168.1.1)</text:span><text:span text:style-name="T18">:59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" draw:style-name="gr8" draw:text-style-name="P23" draw:layer="layout" svg:width="7.284cm" svg:height="4.082cm" svg:x="9.9cm" svg:y="14.443cm">
          <text:p text:style-name="P1"><text:span text:style-name="T17">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3" draw:layer="layout" svg:width="5.861cm" svg:height="2.703cm" svg:x="-0.113cm" svg:y="0.061cm">
          <text:p text:style-name="P1"><text:span text:style-name="T20">3 componentes:</text:span></text:p>
          <text:list text:style-name="L8">
            <text:list-item>
              <text:p text:style-name="P1"><text:span text:style-name="T21">Servidor central (cs)</text:span></text:p>
            </text:list-item>
            <text:list-item>
              <text:p text:style-name="P1"><text:span text:style-name="T21">Servidores (service)</text:span></text:p>
            </text:list-item>
            <text:list-item>
              <text:p text:style-name="P1"><text:span text:style-name="T21">Clientes (reqserv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" draw:text-style-name="P24" draw:layer="layout" svg:width="6.8cm" svg:height="3.855cm" svg:x="0.299cm" svg:y="7.125cm">
          <text:p text:style-name="P1"><text:span text:style-name="T17">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" draw:text-style-name="P3" draw:layer="layout" svg:width="6.425cm" svg:height="1.52cm" svg:x="-0.246cm" svg:y="10.835cm">
          <text:p text:style-name="P1"><text:span text:style-name="T18">service:</text:span></text:p>
          <text:p text:style-name="P1"><text:span text:style-name="T18">(TCP)</text:span><text:span text:style-name="T19">sado(192.168.1.5)</text:span><text:span text:style-name="T18">:58000</text:span></text:p>
          <text:p text:style-name="P1"><text:span text:style-name="T18">(UDP)</text:span><text:span text:style-name="T19">sado(192.168.1.5)</text:span><text:span text:style-name="T18">:57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10" draw:text-style-name="P6" xml:id="id42" draw:id="id42" draw:layer="layout" svg:width="3.389cm" svg:height="2.327cm" svg:x="6.011cm" svg:y="12.0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4" draw:style-name="gr11" draw:text-style-name="P6" xml:id="id18" draw:id="id18" draw:layer="layout" svg:width="10.768cm" svg:height="2.047cm" svg:x="7.299cm" svg:y="7.5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" draw:style-name="gr7" draw:text-style-name="P3" draw:layer="layout" svg:width="4.309cm" svg:height="1.097cm" svg:x="9.604cm" svg:y="13.414cm">
          <text:p text:style-name="P1"><text:span text:style-name="T18">reqserv:</text:span></text:p>
          <text:p text:style-name="P1"><text:span text:style-name="T19">vouga(192.168.1.7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7" draw:text-style-name="P3" xml:id="id37" draw:id="id37" draw:layer="layout" svg:width="3.039cm" svg:height="1.265cm" svg:x="9.817cm" svg:y="14.526cm">
          <text:p text:style-name="P1"><text:span text:style-name="T17"><text:s/></text:span><text:span text:style-name="T17">./reqserv</text:span></text:p>
          <text:p text:style-name="P1"><text:span text:style-name="T17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3" xml:id="id2" draw:id="id2" draw:layer="layout" svg:width="2.531cm" svg:height="0.758cm" svg:x="0.332cm" svg:y="8.339cm">
          <text:p text:style-name="P1"><text:span text:style-name="T17">&gt; Join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7" draw:text-style-name="P3" xml:id="id4" draw:id="id4" draw:layer="layout" svg:width="3.801cm" svg:height="0.758cm" svg:x="7.847cm" svg:y="2.098cm">
          <text:p text:style-name="P1"><text:span text:style-name="T17">GET_START 5;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3" xml:id="id55" draw:id="id55" draw:layer="layout" svg:width="5.325cm" svg:height="0.758cm" svg:x="9.716cm" svg:y="15.552cm">
          <text:p text:style-name="P1"><text:span text:style-name="T17">&gt; terminate_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7" draw:text-style-name="P3" xml:id="id20" draw:id="id20" draw:layer="layout" svg:width="6.849cm" svg:height="0.758cm" svg:x="8.954cm" svg:y="8.991cm">
          <text:p text:style-name="P1"><text:span text:style-name="T17">NEW 2;192.168.1.6;58000\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7" draw:text-style-name="P3" xml:id="id38" draw:id="id38" draw:layer="layout" svg:width="4.817cm" svg:height="0.758cm" svg:x="10.177cm" svg:y="14.956cm">
          <text:p text:style-name="P1"><text:span text:style-name="T17">request_service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3" xml:id="id5" draw:id="id5" draw:layer="layout" svg:width="3.039cm" svg:height="0.758cm" svg:x="7.873cm" svg:y="2.528cm">
          <text:p text:style-name="P1"><text:span text:style-name="T17">OK 1;0;0;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3" xml:id="id46" draw:id="id46" draw:layer="layout" svg:width="4.309cm" svg:height="0.758cm" svg:x="4.107cm" svg:y="4.755cm">
          <text:p text:style-name="P1"><text:span text:style-name="T17">WITHDRAW_DS 5;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7" draw:text-style-name="P3" xml:id="id58" draw:id="id58" draw:layer="layout" svg:width="2.023cm" svg:height="1.265cm" svg:x="9.833cm" svg:y="16.215cm">
          <text:p text:style-name="P1"><text:span text:style-name="T17">&gt; exit</text:span></text:p>
          <text:p text:style-name="P1"><text:span text:style-name="T17">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 xml:id="id3" draw:id="id3">
          <draw:custom-shape draw:name="Rectangle 30" draw:style-name="gr7" draw:text-style-name="P3" draw:layer="layout" svg:width="1.642cm" svg:height="1.013cm" svg:x="6.811cm" svg:y="6.125cm">
            <text:p text:style-name="P1"><text:span text:style-name="T10">UD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5" draw:style-name="gr10" draw:text-style-name="P6" draw:layer="layout" svg:width="3.892cm" svg:height="5.054cm" svg:x="7.406cm" svg:y="2.669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Rectangle 56" draw:style-name="gr7" draw:text-style-name="P3" xml:id="id19" draw:id="id19" draw:layer="layout" svg:width="1.642cm" svg:height="1.013cm" svg:x="14.467cm" svg:y="6.657cm">
          <text:p text:style-name="P1"><text:span text:style-name="T10">TC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8">
          <draw:custom-shape draw:name="Rectangle 69" draw:style-name="gr12" draw:text-style-name="P24" draw:layer="layout" svg:width="6.521cm" svg:height="3.745cm" svg:x="18.58cm" svg:y="4.127cm">
            <text:p text:style-name="P1"><text:span text:style-name="T1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0" draw:style-name="gr7" draw:text-style-name="P3" draw:layer="layout" svg:width="6.637cm" svg:height="1.52cm" svg:x="19.08cm" svg:y="2.521cm">
            <text:p text:style-name="P1"><text:span text:style-name="T18">service:</text:span><text:span text:style-name="T18"><text:line-break/></text:span><text:span text:style-name="T18">(TCP)</text:span><text:span text:style-name="T19">minho(192.168.1.6)</text:span><text:span text:style-name="T18">:58000</text:span></text:p>
            <text:p text:style-name="P1"><text:span text:style-name="T18">(UDP)</text:span><text:span text:style-name="T19">minho(192.168.1.6)</text:span><text:span text:style-name="T18">:57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" draw:style-name="gr1" draw:text-style-name="P3" xml:id="id1" draw:id="id1" draw:layer="layout" svg:width="9.912cm" svg:height="1.097cm" svg:x="0.499cm" svg:y="7.125cm">
          <text:p text:style-name="P1"><text:span text:style-name="T18">./service –n 1 –j 192.168.1.5</text:span></text:p>
          <text:p text:style-name="P1"><text:span text:style-name="T18"><text:s text:c="10"/>–</text:span><text:span text:style-name="T18">u 57000 –t 58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7" draw:text-style-name="P3" xml:id="id43" draw:id="id43" draw:layer="layout" svg:width="1.642cm" svg:height="1.013cm" svg:x="8.134cm" svg:y="14.172cm">
          <text:p text:style-name="P1"><text:span text:style-name="T10">UD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7" draw:text-style-name="P3" xml:id="id44" draw:id="id44" draw:layer="layout" svg:width="3.801cm" svg:height="0.758cm" svg:x="2.743cm" svg:y="12.201cm">
          <text:p text:style-name="P1"><text:span text:style-name="T17">MY_SERVICE 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3" xml:id="id6" draw:id="id6" draw:layer="layout" svg:width="8.373cm" svg:height="0.758cm" svg:x="3.999cm" svg:y="3.14cm">
          <text:p text:style-name="P1"><text:span text:style-name="T17">SET_START 5;1;192.168.1.5;58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3" draw:text-style-name="P22" xml:id="id8" draw:id="id8" draw:layer="layout" svg:width="5.833cm" svg:height="1.265cm" svg:x="11.25cm" svg:y="0.242cm">
          <text:p text:style-name="P1"><text:span text:style-name="T17">start:</text:span></text:p>
          <text:p text:style-name="P1"><text:span text:style-name="T17">5;1;192.168.1.5;58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9" xml:id="id40" draw:id="id40">
          <draw:custom-shape draw:name="Rectangle 62" draw:style-name="gr7" draw:text-style-name="P3" draw:layer="layout" svg:width="1.642cm" svg:height="1.013cm" svg:x="15.263cm" svg:y="13.542cm">
            <text:p text:style-name="P1"><text:span text:style-name="T10">UD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63" draw:style-name="gr10" draw:text-style-name="P6" draw:layer="layout" svg:width="0.131cm" svg:height="11.322cm" svg:x="16.496cm" svg:y="3.10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Rectangle 64" draw:style-name="gr7" draw:text-style-name="P3" xml:id="id39" draw:id="id39" draw:layer="layout" svg:width="4.309cm" svg:height="0.758cm" svg:x="11.063cm" svg:y="11.59cm">
          <text:p text:style-name="P1"><text:span text:style-name="T17">GET_DS_SERVER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7" draw:text-style-name="P3" xml:id="id41" draw:id="id41" draw:layer="layout" svg:width="6.087cm" svg:height="0.758cm" svg:x="10.982cm" svg:y="12.105cm">
          <text:p text:style-name="P1"><text:span text:style-name="T17">OK 1;192.168.1.5;57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7" draw:text-style-name="P3" xml:id="id45" draw:id="id45" draw:layer="layout" svg:width="4.309cm" svg:height="0.758cm" svg:x="2.738cm" svg:y="12.831cm">
          <text:p text:style-name="P1"><text:span text:style-name="T17">YOUR_SERVICE 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7" draw:text-style-name="P3" xml:id="id33" draw:id="id33" draw:layer="layout" svg:width="8.373cm" svg:height="0.758cm" svg:x="7.027cm" svg:y="7.555cm">
          <text:p text:style-name="P1"><text:span text:style-name="T17">TOKEN 1;N;3;192.168.1.2;58000\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5">
          <draw:custom-shape draw:name="Rectangle 46" draw:style-name="gr12" draw:text-style-name="P24" draw:layer="layout" svg:width="6.521cm" svg:height="3.745cm" svg:x="18.58cm" svg:y="10.779cm">
            <text:p text:style-name="P1"><text:span text:style-name="T1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7" draw:style-name="gr7" draw:text-style-name="P3" draw:layer="layout" svg:width="6.637cm" svg:height="1.52cm" svg:x="19.237cm" svg:y="14.373cm">
            <text:p text:style-name="P1"><text:span text:style-name="T18">service:</text:span><text:span text:style-name="T18"><text:line-break/></text:span><text:span text:style-name="T18">(TCP)</text:span><text:span text:style-name="T19">douro(192.168.1.2)</text:span><text:span text:style-name="T18">:58000</text:span></text:p>
            <text:p text:style-name="P1"><text:span text:style-name="T18">(UDP)</text:span><text:span text:style-name="T19">douro(192.168.1.2)</text:span><text:span text:style-name="T18">:57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50" draw:style-name="gr7" draw:text-style-name="P3" xml:id="id7" draw:id="id7" draw:layer="layout" svg:width="3.039cm" svg:height="0.758cm" svg:x="4.143cm" svg:y="3.555cm">
          <text:p text:style-name="P1"><text:span text:style-name="T17">OK 1;0;0;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7" draw:text-style-name="P3" xml:id="id9" draw:id="id9" draw:layer="layout" svg:width="7.611cm" svg:height="0.758cm" svg:x="3.962cm" svg:y="3.94cm">
          <text:p text:style-name="P1"><text:span text:style-name="T17">SET_DS 5;1;192.168.1.5;57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7" draw:text-style-name="P3" xml:id="id10" draw:id="id10" draw:layer="layout" svg:width="3.039cm" svg:height="0.758cm" svg:x="4.143cm" svg:y="4.355cm">
          <text:p text:style-name="P1"><text:span text:style-name="T17">OK 1;0;0;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4" draw:text-style-name="P22" xml:id="id11" draw:id="id11" draw:layer="layout" svg:width="5.48cm" svg:height="1.77cm" svg:x="11.42cm" svg:y="1.442cm">
          <text:p text:style-name="P1"><text:span text:style-name="T17">DS:</text:span></text:p>
          <text:p text:style-name="P1"><text:span text:style-name="T17">5;1;192.168.1.5;57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7" draw:style-name="gr10" draw:text-style-name="P6" xml:id="id15" draw:id="id15" draw:layer="layout" svg:width="1.554cm" svg:height="2.333cm" svg:x="16.946cm" svg:y="3.0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58" draw:style-name="gr7" draw:text-style-name="P3" xml:id="id16" draw:id="id16" draw:layer="layout" svg:width="1.642cm" svg:height="1.013cm" svg:x="16.909cm" svg:y="2.521cm">
          <text:p text:style-name="P1"><text:span text:style-name="T10">UD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3" draw:layer="layout" svg:width="0.753cm" svg:height="0.758cm" svg:x="18.353cm" svg:y="4.045cm">
          <text:p text:style-name="P1"><text:span text:style-name="T17">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1" draw:text-style-name="P3" xml:id="id12" draw:id="id12" draw:layer="layout" svg:width="6.762cm" svg:height="1.097cm" svg:x="18.588cm" svg:y="4.131cm">
          <text:p text:style-name="P1"><text:span text:style-name="T18">./service –n 2 –j 192.168.1.6</text:span><text:span text:style-name="T18"><text:line-break/></text:span><text:span text:style-name="T18"> <text:s text:c="9"/>–u 57000 –t 58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7" draw:text-style-name="P3" xml:id="id14" draw:id="id14" draw:layer="layout" svg:width="3.801cm" svg:height="0.758cm" svg:x="12.191cm" svg:y="3.34cm">
          <text:p text:style-name="P1"><text:span text:style-name="T17">GET_START 5;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7" draw:text-style-name="P3" xml:id="id17" draw:id="id17" draw:layer="layout" svg:width="6.595cm" svg:height="0.758cm" svg:x="12.091cm" svg:y="3.77cm">
          <text:p text:style-name="P1"><text:span text:style-name="T17">OK 2;1;192.168.1.5;58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7" draw:text-style-name="P3" xml:id="id13" draw:id="id13" draw:layer="layout" svg:width="2.531cm" svg:height="0.758cm" svg:x="18.387cm" svg:y="4.953cm">
          <text:p text:style-name="P1"><text:span text:style-name="T17">&gt; Join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7" draw:text-style-name="P3" draw:layer="layout" svg:width="0.753cm" svg:height="0.758cm" svg:x="18.504cm" svg:y="10.707cm">
          <text:p text:style-name="P1"><text:span text:style-name="T17">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" draw:text-style-name="P3" xml:id="id24" draw:id="id24" draw:layer="layout" svg:width="6.762cm" svg:height="1.097cm" svg:x="18.739cm" svg:y="10.792cm">
          <text:p text:style-name="P1"><text:span text:style-name="T18">./service –n 3 –j 192.168.1.2</text:span><text:span text:style-name="T18"><text:line-break/></text:span><text:span text:style-name="T18"> <text:s text:c="9"/>–u 57000 –t 58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7" draw:text-style-name="P3" xml:id="id25" draw:id="id25" draw:layer="layout" svg:width="2.531cm" svg:height="0.758cm" svg:x="18.537cm" svg:y="11.615cm">
          <text:p text:style-name="P1"><text:span text:style-name="T17">&gt; Join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0" draw:style-name="gr10" draw:text-style-name="P6" xml:id="id26" draw:id="id26" draw:layer="layout" svg:width="1.689cm" svg:height="7.669cm" svg:x="16.628cm" svg:y="3.1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2" draw:style-name="gr11" draw:text-style-name="P6" xml:id="id29" draw:id="id29" draw:layer="layout" svg:width="10.721cm" svg:height="0.094cm" svg:x="7.456cm" svg:y="10.88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83" draw:style-name="gr7" draw:text-style-name="P3" xml:id="id31" draw:id="id31" draw:layer="layout" svg:width="6.849cm" svg:height="0.758cm" svg:x="8.542cm" svg:y="10.233cm">
          <text:p text:style-name="P1"><text:span text:style-name="T17">NEW 3;192.168.1.5;58000\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7" draw:text-style-name="P3" xml:id="id30" draw:id="id30" draw:layer="layout" svg:width="1.642cm" svg:height="1.013cm" svg:x="7.314cm" svg:y="10.06cm">
          <text:p text:style-name="P1"><text:span text:style-name="T10">TC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7" draw:text-style-name="P3" xml:id="id27" draw:id="id27" draw:layer="layout" svg:width="3.801cm" svg:height="0.758cm" svg:x="17.836cm" svg:y="8.986cm">
          <text:p text:style-name="P1"><text:span text:style-name="T17">GET_START 5;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7" draw:text-style-name="P3" xml:id="id28" draw:id="id28" draw:layer="layout" svg:width="6.595cm" svg:height="0.758cm" svg:x="17.736cm" svg:y="9.416cm">
          <text:p text:style-name="P1"><text:span text:style-name="T17">OK 3;1;192.168.1.5;58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15" draw:text-style-name="P25" xml:id="id22" draw:id="id22" draw:layer="layout" svg:width="1.261cm" svg:height="0.758cm" svg:x="5.679cm" svg:y="10.125cm">
          <text:p text:style-name="P1"><text:span text:style-name="T17">S=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5" draw:text-style-name="P25" xml:id="id21" draw:id="id21" draw:layer="layout" svg:width="1.261cm" svg:height="0.758cm" svg:x="23.86cm" svg:y="7.047cm">
          <text:p text:style-name="P1"><text:span text:style-name="T17">S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15" draw:text-style-name="P25" xml:id="id32" draw:id="id32" draw:layer="layout" svg:width="1.261cm" svg:height="0.758cm" svg:x="23.83cm" svg:y="13.65cm">
          <text:p text:style-name="P1"><text:span text:style-name="T17">S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2" draw:style-name="gr16" draw:text-style-name="P6" xml:id="id34" draw:id="id34" draw:layer="layout" svg:width="0.004cm" svg:height="2.462cm" svg:x="21.896cm" svg:y="8.14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93" draw:style-name="gr7" draw:text-style-name="P3" xml:id="id35" draw:id="id35" draw:layer="layout" svg:width="1.642cm" svg:height="1.013cm" svg:x="20.414cm" svg:y="7.909cm">
          <text:p text:style-name="P1"><text:span text:style-name="T10">TC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15" draw:text-style-name="P25" xml:id="id36" draw:id="id36" draw:layer="layout" svg:width="1.261cm" svg:height="0.758cm" svg:x="23.808cm" svg:y="7.025cm">
          <text:p text:style-name="P1"><text:span text:style-name="T17">S=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7" draw:text-style-name="P3" xml:id="id47" draw:id="id47" draw:layer="layout" svg:width="3.039cm" svg:height="0.758cm" svg:x="4.143cm" svg:y="5.155cm">
          <text:p text:style-name="P1"><text:span text:style-name="T17">OK 1;0;0;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14" draw:text-style-name="P22" xml:id="id48" draw:id="id48" draw:layer="layout" svg:width="5.48cm" svg:height="1.265cm" svg:x="11.42cm" svg:y="1.642cm">
          <text:p text:style-name="P1"><text:span text:style-name="T17"/></text:p>
          <text:p text:style-name="P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4" draw:text-style-name="P22" xml:id="id52" draw:id="id52" draw:layer="layout" svg:width="5.48cm" svg:height="1.77cm" svg:x="11.5cm" svg:y="1.524cm">
          <text:p text:style-name="P1"><text:span text:style-name="T17">DS:</text:span></text:p>
          <text:p text:style-name="P1"><text:span text:style-name="T17">5;2;192.168.1.6;57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7" draw:text-style-name="P3" xml:id="id49" draw:id="id49" draw:layer="layout" svg:width="3.293cm" svg:height="0.758cm" svg:x="7.249cm" svg:y="7.955cm">
          <text:p text:style-name="P1"><text:span text:style-name="T17">TOKEN 1;S\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7" draw:text-style-name="P3" xml:id="id50" draw:id="id50" draw:layer="layout" svg:width="7.611cm" svg:height="0.758cm" svg:x="11.135cm" svg:y="4.14cm">
          <text:p text:style-name="P1"><text:span text:style-name="T17">SET_DS 5;2;192.168.1.6;57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7" draw:text-style-name="P3" xml:id="id51" draw:id="id51" draw:layer="layout" svg:width="3.039cm" svg:height="0.758cm" svg:x="11.316cm" svg:y="4.555cm">
          <text:p text:style-name="P1"><text:span text:style-name="T17">OK 2;0;0;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7" draw:text-style-name="P3" xml:id="id56" draw:id="id56" draw:layer="layout" svg:width="4.055cm" svg:height="0.758cm" svg:x="2.848cm" svg:y="13.526cm">
          <text:p text:style-name="P1"><text:span text:style-name="T17">MY_SERVICE O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7" draw:text-style-name="P3" xml:id="id57" draw:id="id57" draw:layer="layout" svg:width="4.563cm" svg:height="0.758cm" svg:x="2.844cm" svg:y="14.156cm">
          <text:p text:style-name="P1"><text:span text:style-name="T17">YOUR_SERVICE O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7" draw:text-style-name="P3" xml:id="id53" draw:id="id53" draw:layer="layout" svg:width="3.293cm" svg:height="0.758cm" svg:x="21.652cm" svg:y="8.077cm">
          <text:p text:style-name="P1"><text:span text:style-name="T17">TOKEN 1;T\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7" draw:text-style-name="P3" xml:id="id54" draw:id="id54" draw:layer="layout" svg:width="3.293cm" svg:height="0.758cm" svg:x="8.608cm" svg:y="10.772cm">
          <text:p text:style-name="P1"><text:span text:style-name="T17">TOKEN 1;T\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4" draw:style-name="gr16" draw:text-style-name="P6" xml:id="id23" draw:id="id23" draw:layer="layout" svg:width="10.979cm" svg:height="1.645cm" svg:x="7.404cm" svg:y="6.125cm">
          <text:p/>
          <draw:enhanced-geometry draw:mirror-horizontal="tru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trega do Projeto" draw:style-name="dp1" draw:master-page-name="Title_20_and_20_Content" presentation:presentation-page-layout-name="AL1T11">
        <draw:frame draw:name="Title 1" presentation:style-name="pr5" draw:text-style-name="P11" draw:layer="layout" svg:width="22.859cm" svg:height="1.785cm" svg:x="0cm" svg:y="0cm" presentation:class="title" presentation:user-transformed="true">
          <draw:text-box>
            <text:p text:style-name="P10"><text:span text:style-name="T8">Entrega do Projeto</text:span></text:p>
          </draw:text-box>
        </draw:frame>
        <draw:custom-shape draw:name="Rectangle 7" draw:style-name="gr1" draw:text-style-name="P3" draw:layer="layout" svg:width="24.01cm" svg:height="11.217cm" svg:x="0.999cm" svg:y="3.324cm">
          <text:p text:style-name="P26"><text:span text:style-name="T14">O código a entregar deve ser guardado num arquivo </text:span><text:span text:style-name="T12">zip</text:span><text:span text:style-name="T14"> contendo o </text:span><text:span text:style-name="T12">código fonte </text:span><text:span text:style-name="T14">das</text:span></text:p>
          <text:p text:style-name="P26"><text:span text:style-name="T14">aplicações </text:span><text:span text:style-name="T12">reqserv </text:span><text:span text:style-name="T14">e </text:span><text:span text:style-name="T12">service </text:span><text:span text:style-name="T14">e a respetiva </text:span><text:span text:style-name="T12">makefile</text:span><text:span text:style-name="T14">. </text:span></text:p>
          <text:p text:style-name="P26"><text:span text:style-name="T14"/></text:p>
          <text:p text:style-name="P26"><text:span text:style-name="T14">O arquivo deverá ser </text:span><text:span text:style-name="T12">entregue por e-mail ao vosso docente de laboratório</text:span><text:span text:style-name="T14">. </text:span></text:p>
          <text:p text:style-name="P26"><text:span text:style-name="T14">O arquivo deve estar preparado para ser aberto para o diretório corrente podendo ser compilado sem erros com o comado make. </text:span></text:p>
          <text:p text:style-name="P26"><text:span text:style-name="T14"/></text:p>
          <text:p text:style-name="P26"><text:span text:style-name="T14">O nome do arquivo é da seguinte forma: </text:span><text:span text:style-name="T12">proj&lt;número_do_grupo&gt;.zip</text:span><text:span text:style-name="T14">, em que &lt;número_do_grupo&gt; é o número do vosso grupo (exemplo, proj07.zip). </text:span></text:p>
          <text:p text:style-name="P26"><text:span text:style-name="T14"/></text:p>
          <text:p text:style-name="P26"><text:span text:style-name="T14">A data de entrega é sexta-feira, dia </text:span><text:span text:style-name="T12">6 de Abril, às 23:59</text:span><text:span text:style-name="T1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Bookman Old Style" svg:font-family="'Bookman Old Style'"/>
    <style:font-face style:name="Gill Sans MT" svg:font-family="'Gill Sans MT'"/>
    <style:font-face style:name="Consolas" svg:font-family="Consolas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26" draw:display-name="msArrowOpenEnd 5 26" svg:viewBox="0 0 350 350" svg:d="M175 0l175 322-28 28-129-248v248h-37v-248l-129 248-27-28z"/>
    <draw:marker draw:name="msArrowOpenEnd_20_5_20_79" draw:display-name="msArrowOpenEnd 5 79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26pt" fo:letter-spacing="normal" fo:language="en" fo:country="US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26pt" style:language-asian="en" style:country-asian="US" style:font-style-asian="normal" style:font-weight-asian="normal" style:font-name-complex="Noto Sans" style:font-family-complex="'Noto Sans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18pt" style:language-asian="en" style:country-asian="US" style:font-style-asian="normal" style:font-weight-asian="normal" style:font-name-complex="Noto Sans" style:font-family-complex="'Noto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3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8cm" fo:padding-right="0.25cm" fo:wrap-option="wrap"/>
    </style:style>
    <style:style style:name="Mpr2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font-size="32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6pt" fo:hyphenate="false"/>
    </style:style>
    <style:style style:name="MP10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6pt"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6pt"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font-size="26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464653" style:text-line-through-style="none" style:text-line-through-type="none" style:text-position="0% 100%" style:font-name="Bookman Old Sty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2" style:family="text">
      <style:text-properties fo:font-variant="normal" fo:text-transform="none" fo:color="#464653" style:text-line-through-style="none" style:text-line-through-type="none" style:text-position="0% 100%" style:font-name="Gill Sans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Gill Sans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64653" style:text-line-through-style="none" style:text-line-through-type="none" style:text-position="0% 100%" style:font-name="Gill Sans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ill Sans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ill Sans M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646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4646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style:font-charset="x-symbol" fo:color="#8ca2b4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style:font-charset="x-symbol" fo:color="#8ca2b4" fo:font-size="70%"/>
      </text:list-level-style-bullet>
      <text:list-level-style-bullet text:level="5" text:bullet-char="">
        <style:list-level-properties text:space-before="3.176cm" text:min-label-width="0.634cm"/>
        <style:text-properties fo:font-family="Wingdings" style:font-charset="x-symbol" fo:color="#9fb8cd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1.785cm" svg:x="0cm" svg:y="0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6.357cm" svg:height="1.015cm" svg:x="17.78cm" svg:y="17.657cm" presentation:class="date-time" presentation:user-transformed="true">
        <draw:text-box>
          <text:p text:style-name="MP7"><text:span text:style-name="MT2"><text:date style:data-style-name="D1" text:date-value="2018-03-20">3/20/18</text:date></text:span></text:p>
        </draw:text-box>
      </draw:frame>
      <draw:frame draw:name="Footer Placeholder 4" presentation:style-name="Mpr2" draw:text-style-name="MP8" draw:layer="backgroundobjects" svg:width="9.736cm" svg:height="1.015cm" svg:x="8.052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502cm" svg:height="1.015cm" svg:x="1.702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Content Placeholder 7" presentation:style-name="Mpr3" draw:text-style-name="MP13" draw:layer="backgroundobjects" svg:width="22.859cm" svg:height="13.715cm" svg:x="1.27cm" svg:y="3.387cm" presentation:class="outline" presentation:user-transformed="true">
        <draw:text-box>
          <text:list text:style-name="ML4">
            <text:list-item>
              <text:p text:style-name="MP9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CI project</dc:title>
    <meta:initial-creator>J. Sanguino</meta:initial-creator>
    <dc:creator>Utilizador do Microsoft Office</dc:creator>
    <meta:editing-cycles>274</meta:editing-cycles>
    <meta:print-date>2013-09-24T18:41:23</meta:print-date>
    <meta:creation-date>2008-03-03T01:55:04</meta:creation-date>
    <dc:date>2018-03-07T11:08:10</dc:date>
    <meta:editing-duration>P1DT15H47M</meta:editing-duration>
    <meta:generator>LibreOffice/6.0.2.1.0$Linux_X86_64 LibreOffice_project/00m0$Build-1</meta:generator>
    <meta:document-statistic meta:object-count="132"/>
    <meta:user-defined meta:name="AppVersion">16.001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Origin" xlink:href=""/>
  </office:meta>
</office:document-meta>
</file>